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189b" officeooo:paragraph-rsid="0008189b"/>
    </style:style>
    <style:style style:name="P2" style:family="paragraph" style:parent-style-name="Standard" style:list-style-name="L1">
      <style:text-properties officeooo:rsid="0008189b" officeooo:paragraph-rsid="0008189b"/>
    </style:style>
    <style:style style:name="P3" style:family="paragraph" style:parent-style-name="Standard">
      <style:text-properties officeooo:paragraph-rsid="0009b2de"/>
    </style:style>
    <style:style style:name="P4" style:family="paragraph" style:parent-style-name="Standard">
      <style:text-properties officeooo:rsid="0009b2de" officeooo:paragraph-rsid="0009b2de"/>
    </style:style>
    <style:style style:name="P5" style:family="paragraph" style:parent-style-name="Standard">
      <style:text-properties officeooo:rsid="000a91c4" officeooo:paragraph-rsid="000a91c4"/>
    </style:style>
    <style:style style:name="P6" style:family="paragraph" style:parent-style-name="Standard">
      <style:text-properties officeooo:paragraph-rsid="000a91c4"/>
    </style:style>
    <style:style style:name="P7" style:family="paragraph" style:parent-style-name="Standard">
      <style:text-properties fo:color="#000000" officeooo:rsid="0008189b" officeooo:paragraph-rsid="0008189b" fo:background-color="transparent"/>
    </style:style>
    <style:style style:name="T1" style:family="text">
      <style:text-properties officeooo:rsid="0008189b"/>
    </style:style>
    <style:style style:name="T2" style:family="text">
      <style:text-properties fo:font-weight="bold" style:font-weight-asian="bold" style:font-weight-complex="bold"/>
    </style:style>
    <style:style style:name="T3" style:family="text">
      <style:text-properties fo:color="#7ca668" style:font-name="Droid Sans Mono" fo:font-size="10.5pt" fo:font-weight="normal"/>
    </style:style>
    <style:style style:name="T4" style:family="text">
      <style:text-properties fo:color="#7ca668" style:font-name="Droid Sans Mono" fo:font-size="10.5pt" fo:font-weight="normal" fo:background-color="#000000" loext:char-shading-value="0"/>
    </style:style>
    <style:style style:name="T5" style:family="text">
      <style:text-properties officeooo:rsid="0009b2de"/>
    </style:style>
    <style:style style:name="T6" style:family="text">
      <style:text-properties fo:font-size="20pt" fo:font-weight="bold" officeooo:rsid="0008189b"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officeooo:rsid="000a91c4"/>
    </style:style>
    <style:style style:name="T9" style:family="text">
      <style:text-properties style:font-name="Droid Sans Mono" fo:font-size="10.5pt"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6">Particle distribution code explanation</text:span></text:p>
      <text:p text:style-name="Standard"/>
      <text:p text:style-name="Standard"/>
      <text:p text:style-name="P1">First of all we need to find the latitude-p.a domain where the particles are valid.</text:p>
      <text:p text:style-name="P1"/>
      <text:p text:style-name="P4">The problem is that we have a equation with 2 unknowns and we do need to find the domain.</text:p>
      <text:p text:style-name="P4">Programmatically, an easy way is to find the domain by “Brute-forcing”. The programm won’t take much time and the estimation will be good enough.</text:p>
      <text:p text:style-name="P4"/>
      <text:p text:style-name="P1">For this purpose we have a function with</text:p>
      <text:p text:style-name="P1"/>
      <text:list xml:id="list1320871135" text:style-name="L1">
        <text:list-item>
          <text:p text:style-name="P2">input : aeq</text:p>
        </text:list-item>
        <text:list-item>
          <text:p text:style-name="P2">output: latitude domain for this aeq</text:p>
          <text:p text:style-name="P2"/>
        </text:list-item>
      </text:list>
      <text:p text:style-name="P1">This function takes a particle that has a specific equatorial p.a, and finds how far from the equator can it be.</text:p>
      <text:p text:style-name="P1">Gradually increasing the latitude<text:span text:style-name="T5">(by 10^-5)</text:span> and checking if this formula makes sense:</text:p>
      <text:p text:style-name="P7"><text:span text:style-name="T9">sin(alpha)= sin(aeq)*sqrt(Blam/Beq)</text:span></text:p>
      <text:p text:style-name="P1">where <text:span text:style-name="T2">alpha</text:span> is the p.a, <text:span text:style-name="T2">aeq</text:span> is the equatorial p.a</text:p>
      <text:p text:style-name="P1"><text:span text:style-name="T2">Blam</text:span> is the Earth’s magnetic field for this latitude and</text:p>
      <text:p text:style-name="P1"><text:span text:style-name="T2">Beq</text:span> is the Earth’s magnetic field at the equator</text:p>
      <text:p text:style-name="P1"/>
      <text:p text:style-name="P1"><text:span text:style-name="T8">O</text:span>f course the sinusoid can’t be more than 1, or less than -1.</text:p>
      <text:p text:style-name="P3"><text:span text:style-name="T8">A</text:span><text:span text:style-name="T1">dditionally it can’t be 0</text:span><text:span text:style-name="T5">(that would mean that the p.a is 0 but also that the perpendicular momentum is 0. That would cause a Bell parameter problem, a2, expressed with a division with 0.</text:span></text:p>
      <text:p text:style-name="P3"/>
      <text:p text:style-name="P4">Once we find the highest latitude that this particle is valid, we can also conclude the lowest, since this domain is symmetrical.</text:p>
      <text:p text:style-name="P4"/>
      <text:p text:style-name="P4"/>
      <text:p text:style-name="P4">Now that we know the domain we can distribute the particles accordingly.</text:p>
      <text:p text:style-name="P4">The program can be ran with 2 additional argument variables.</text:p>
      <text:p text:style-name="P4"/>
      <text:p text:style-name="P4">The first one is for the pitch angle distribution.</text:p>
      <text:p text:style-name="P4">The second one is for the latitude distribution.</text:p>
      <text:p text:style-name="P4"/>
      <text:p text:style-name="P4">We can select for each of these characteristics a normal, a uniform or an even distribution.</text:p>
      <text:p text:style-name="P4">The normal distribution, which is also more close to distributions we find usually in nature, will distribute the particles around a <text:span text:style-name="T7">mean</text:span> with a <text:span text:style-name="T7">standard deviation.</text:span></text:p>
      <text:p text:style-name="P4">Both of these values can be set from the simulations parameters header.</text:p>
      <text:p text:style-name="P4">Moreover, the standard deviation that applies in the normal distribution is <text:span text:style-name="T8">multiplied by a factor that depends on the latitude domain of the certain pitch angle.</text:span></text:p>
      <text:p text:style-name="P5">This serves the purpose of <text:span text:style-name="T2">adapting the normal distribution </text:span>to the latitude domain of the particle.</text:p>
      <text:p text:style-name="P5">That will give as more “realistic” results. Otherwise the envelope of the distribution will be more steep. That way particles that reach the out of domain case, gradually decrease, which from an other point of view, is also more logical. </text:p>
      <text:p text:style-name="P6"><text:span text:style-name="T8">The second option would be to run with uniform distribution. This will randomize the particles, and initialize them between all the valid states with equal probabilities. That will create the case where more regions of the validity domain are investigated, but also leads to a distribution we can’t see in the physical world(?).</text:span></text:p>
      <text:p text:style-name="P6"><text:span text:style-name="T8">Third option would be, initialize the particles with an even step. </text:span></text:p>
      <text:p text:style-name="P5">Mathematically, the particles are linearly spaced with a step of (end-start)/(population-1)</text:p>
      <text:p text:style-name="P5"><text:soft-page-break/>Where end and start are the first and last values of this variable(either latitude or pitch angle), and population is the distributed particles for this variable(again, either latitude or pitch angle).</text:p>
      <text:p text:style-name="P5">That would create a symmetrical population of particles.</text:p>
      <text:p text:style-name="P5"/>
      <text:p text:style-name="P6"><text:span text:style-name="T8">Last but not least, fourth option, to initialize the particles with a specific pitch angle and latitude that is set from the simulation parameters. This was done mostly for test reasons.</text:span></text:p>
      <text:p text:style-name="P5"/>
      <text:p text:style-name="P5">In conclusion, with this program, we can distribute particles in 4 different ways for this 2 variables, latitude and equatorial pitch angle. That means there are 16 different combinations we can do, and of course by changing the means and the standard deviations as well as the population of the particles, we can create a lot of different distributions and test them inside the simulation.</text:p>
      <text:p text:style-name="P5"/>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8T00:32:21.692621762</meta:creation-date>
    <dc:date>2022-03-18T01:09:48.420665850</dc:date>
    <meta:editing-duration>PT16S</meta:editing-duration>
    <meta:editing-cycles>1</meta:editing-cycles>
    <meta:document-statistic meta:table-count="0" meta:image-count="0" meta:object-count="0" meta:page-count="2" meta:paragraph-count="34" meta:word-count="600" meta:character-count="3584" meta:non-whitespace-character-count="3017"/>
    <meta:generator>LibreOffice/6.4.7.2$Linux_X86_64 LibreOffice_project/40$Build-2</meta:generator>
  </office:meta>
</office:document-meta>
</file>